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erif"/>
    <style:font-face style:name="Times New Roman3"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9.001cm" fo:break-before="auto" fo:break-aft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Таблица1" style:family="table">
      <style:table-properties style:width="17.23cm" fo:margin-left="0cm" fo:margin-right="1.577cm" table:align="margins"/>
    </style:style>
    <style:style style:name="Таблица1.A" style:family="table-column">
      <style:table-column-properties style:column-width="10.837cm" style:rel-column-width="41221*"/>
    </style:style>
    <style:style style:name="Таблица1.B" style:family="table-column">
      <style:table-column-properties style:column-width="6.392cm" style:rel-column-width="24314*"/>
    </style:style>
    <style:style style:name="Таблица1.A1" style:family="table-cell">
      <style:table-cell-properties fo:padding="0.097cm" fo:border="none"/>
    </style:style>
    <style:style style:name="Таблица1.A2" style:family="table-cell">
      <style:table-cell-properties fo:padding="0.097cm" fo:border-left="0.002cm solid #000000" fo:border-right="none" fo:border-top="0.002cm solid #000000" fo:border-bottom="0.002cm solid #000000"/>
    </style:style>
    <style:style style:name="Таблица1.B2" style:family="table-cell">
      <style:table-cell-properties fo:padding="0.097cm" fo:border="0.002cm solid #000000"/>
    </style:style>
    <style:style style:name="Таблица1.A3" style:family="table-cell">
      <style:table-cell-properties fo:padding="0.097cm" fo:border-left="0.002cm solid #000000" fo:border-right="none" fo:border-top="none" fo:border-bottom="0.002cm solid #000000"/>
    </style:style>
    <style:style style:name="Таблица1.B3"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Cambria"/>
    </style:style>
    <style:style style:name="P2" style:family="paragraph" style:parent-style-name="Text_20_body">
      <style:text-properties style:font-name="Cambria" fo:language="ru" fo:country="RU"/>
    </style:style>
    <style:style style:name="P3" style:family="paragraph" style:parent-style-name="Text_20_body">
      <style:paragraph-properties fo:text-align="center" style:justify-single-word="false"/>
      <style:text-properties style:font-name="Cambria" fo:language="ru" fo:country="RU"/>
    </style:style>
    <style:style style:name="P4" style:family="paragraph" style:parent-style-name="Text_20_body" style:list-style-name="L1">
      <style:text-properties style:font-name="Cambria" fo:language="ru" fo:country="RU"/>
    </style:style>
    <style:style style:name="P5" style:family="paragraph" style:parent-style-name="Text_20_body">
      <style:text-properties style:font-name="Cambria" fo:language="ru" fo:country="RU" style:font-name-asian="Times New Roman1" style:font-name-complex="Times New Roman1"/>
    </style:style>
    <style:style style:name="P6" style:family="paragraph" style:parent-style-name="Text_20_body" style:list-style-name="L2">
      <style:paragraph-properties fo:text-align="start" style:justify-single-word="false"/>
      <style:text-properties style:font-name="Cambria" fo:language="ru" fo:country="RU"/>
    </style:style>
    <style:style style:name="P7" style:family="paragraph" style:parent-style-name="Text_20_body" style:list-style-name="L2">
      <style:text-properties style:font-name="Cambria"/>
    </style:style>
    <style:style style:name="P8" style:family="paragraph" style:parent-style-name="Heading_20_1">
      <style:text-properties style:font-name="Cambria" fo:language="ru" fo:country="RU"/>
    </style:style>
    <style:style style:name="P9" style:family="paragraph" style:parent-style-name="Table_20_Contents">
      <style:paragraph-properties fo:text-align="center" style:justify-single-word="false"/>
      <style:text-properties style:font-name="Cambria" fo:font-size="12pt" style:font-name-asian="Times New Roman1" style:font-size-asian="12pt" style:font-name-complex="Times New Roman1" style:font-size-complex="12pt"/>
    </style:style>
    <style:style style:name="P10" style:family="paragraph" style:parent-style-name="Table_20_Contents">
      <style:paragraph-properties fo:text-align="center" style:justify-single-word="false"/>
      <style:text-properties style:font-name="Cambria" fo:font-size="10pt" style:font-name-asian="Times New Roman1" style:font-size-asian="10pt" style:font-name-complex="Times New Roman1" style:font-size-complex="10pt" style:text-overline-style="solid" style:text-overline-width="auto" style:text-overline-color="font-colo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name-asian="Times New Roman1" style:font-style-asian="italic" style:font-name-complex="Times New Roman1"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style:font-name-asian="Times New Roman3" style:font-style-asian="normal" style:font-name-complex="Times New Roman3" style:font-style-complex="normal"/>
    </style:style>
    <style:style style:name="T6" style:family="text">
      <style:text-properties fo:language="en" fo:country="US" fo:font-style="normal" style:font-name-asian="Times New Roman1" style:font-style-asian="normal" style:font-name-complex="Times New Roman1"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style="italic" style:font-style-asian="italic" style:font-style-complex="italic"/>
    </style:style>
    <style:style style:name="T10" style:family="text">
      <style:text-properties fo:language="ru" fo:country="RU"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Times New Roman" fo:language="ru" fo:country="RU"/>
    </style:style>
    <style:style style:name="T14" style:family="text">
      <style:text-properties style:font-name="Times New Roman" fo:language="ru" fo:country="RU"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9"><draw:frame draw:style-name="fr1" draw:name="Графический объект1" text:anchor-type="as-char" svg:width="0.711cm" svg:height="0.85cm" draw:z-index="5"><draw:image xlink:href="../../odt/images/3101.png" xlink:type="simple" xlink:show="embed" xlink:actuate="onLoad"/></draw:frame></text:p>
          </table:table-cell>
          <table:table-cell table:style-name="Table1.B1" office:value-type="string">
            <text:h text:style-name="P8" text:outline-level="1">Узел электрический граничный</text:h>
          </table:table-cell>
        </table:table-row>
        <table:table-row>
          <table:table-cell table:style-name="Table1.A2" office:value-type="string">
            <text:p text:style-name="P10">в палитре</text:p>
          </table:table-cell>
          <table:table-cell table:style-name="Table1.B1" office:value-type="string">
            <text:p text:style-name="P2">| СЛАУ |</text:p>
          </table:table-cell>
        </table:table-row>
        <table:table-row table:style-name="Table1.3">
          <table:table-cell table:style-name="Table1.A1" office:value-type="string">
            <text:p text:style-name="P9"><draw:frame draw:style-name="fr2" draw:name="Графический объект2" text:anchor-type="as-char" svg:width="1.3cm" svg:height="1.461cm" draw:z-index="0"><draw:image xlink:href="../../odt/images/3101_in_scheme.png" xlink:type="simple" xlink:show="embed" xlink:actuate="onLoad"/></draw:frame></text:p>
          </table:table-cell>
          <table:table-cell table:style-name="Table1.A1" office:value-type="string">
            <text:p text:style-name="P1"/>
          </table:table-cell>
        </table:table-row>
        <table:table-row table:style-name="Table1.3">
          <table:table-cell table:style-name="Table1.A4" office:value-type="string">
            <text:p text:style-name="P10">на схеме</text:p>
          </table:table-cell>
          <table:table-cell table:style-name="Table1.B4" office:value-type="string">
            <text:p text:style-name="P1"/>
          </table:table-cell>
        </table:table-row>
        <table:table-row table:style-name="Table1.3">
          <table:table-cell table:style-name="Table1.A2" table:number-columns-spanned="2" office:value-type="string">
            <text:p text:style-name="P2">Блок реализует модель источника постоянного потенциала, описываемого следующим уравнением:</text:p>
            <text:p text:style-name="P2"><draw:frame draw:style-name="fr4" draw:name="Объект2" text:anchor-type="as-char" svg:width="2.688cm" svg:height="0.621cm" draw:z-index="1"><draw:object xlink:href="./Object 2" xlink:type="simple" xlink:show="embed" xlink:actuate="onLoad"/><draw:image xlink:href="./ObjectReplacements/Object 2" xlink:type="simple" xlink:show="embed" xlink:actuate="onLoad"/></draw:frame></text:p>
            <text:p text:style-name="P2">где:</text:p>
            <text:p text:style-name="P2"><draw:frame draw:style-name="fr4" draw:name="Объект3" text:anchor-type="as-char" svg:width="1.304cm" svg:height="0.621cm" draw:z-index="2"><draw:object xlink:href="./Object 3" xlink:type="simple" xlink:show="embed" xlink:actuate="onLoad"/><draw:image xlink:href="./ObjectReplacements/Object 3" xlink:type="simple" xlink:show="embed" xlink:actuate="onLoad"/><svg:desc>формула</svg:desc></draw:frame>– потенциал данного узла;</text:p>
            <text:p text:style-name="P2"><draw:frame draw:style-name="fr4" draw:name="Объект4" text:anchor-type="as-char" svg:width="0.783cm" svg:height="0.621cm" draw:z-index="3"><draw:object xlink:href="./Object 4" xlink:type="simple" xlink:show="embed" xlink:actuate="onLoad"/><draw:image xlink:href="./ObjectReplacements/Object 4" xlink:type="simple" xlink:show="embed" xlink:actuate="onLoad"/><svg:desc>формула</svg:desc></draw:frame>– значение граничного потенциала.</text:p>
            <text:p text:style-name="P2">Блок представляет собой субмодель, в которой набрана структурная схема с использованием блоков библиотеки СЛАУ:</text:p>
            <text:p text:style-name="P3"><draw:frame draw:style-name="fr3" draw:name="Графический объект3" text:anchor-type="paragraph" svg:width="16.457cm" svg:height="8.07cm" draw:z-index="4"><draw:image xlink:href="../../odt/images/3101_ris_1.png" xlink:type="simple" xlink:show="embed" xlink:actuate="onLoad"/></draw:frame>Рисунок 1</text:p>
            <text:p text:style-name="P2">Константа, обозначенная как 1 на схеме, задаёт при помощи блока «Задание коэффициентов уравнений для узла» <text:s/>коэффициент равный 1 в системе уравнений с номером столбца равным номеру строки, который формируется на выходе блока «Счётчик уравнений». Правая часть уравнения формируется при помощи константы U0. При помощи блока формирования ненаправленного соединения данный блок формирует на своём выходе значение потенциала (соединение с <text:soft-page-break/>именем U) и номер переменной потенциала данного узла в векторе решений системы линейных уравнений (соединение с именем NSELF).</text:p>
            <text:p text:style-name="P1"><text:span text:style-name="T8">Свойство</text:span><text:span text:style-name="T7">:</text:span></text:p>
            <text:list xml:id="list4598964972506393159" text:style-name="L1">
              <text:list-item>
                <text:p text:style-name="P4">Потенциал узла, В – число, задающее значение потенциала в узле.</text:p>
              </text:list-item>
            </text:list>
            <text:p text:style-name="P1"><text:span text:style-name="T12">Примеры</text:span> заполнения <text:span text:style-name="T7">диалогового окна свойств блока:</text:span></text:p>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P1"><text:span text:style-name="T8">Числовое</text:span><text:span text:style-name="T7"> задание </text:span><text:span text:style-name="T7">свойств</text:span><text:span text:style-name="T7">:</text:span></text:p>
                </table:table-cell>
                <table:covered-table-cell/>
              </table:table-row>
              <table:table-row>
                <table:table-cell table:style-name="Таблица1.A2" office:value-type="string">
                  <text:p text:style-name="P1">Название</text:p>
                </table:table-cell>
                <table:table-cell table:style-name="Таблица1.B2" office:value-type="string">
                  <text:p text:style-name="P1">Значение</text:p>
                </table:table-cell>
              </table:table-row>
              <table:table-row>
                <table:table-cell table:style-name="Таблица1.A3" office:value-type="string">
                  <text:p text:style-name="P5">Потенциал узла, В</text:p>
                </table:table-cell>
                <table:table-cell table:style-name="Таблица1.B3" office:value-type="string">
                  <text:p text:style-name="P1">[<text:span text:style-name="T1">1</text:span><text:span text:style-name="T7">0</text:span>]</text:p>
                </table:table-cell>
              </table:table-row>
              <table:table-row>
                <table:table-cell table:style-name="Таблица1.A1" table:number-columns-spanned="2" office:value-type="string">
                  <text:p text:style-name="P1"><text:span text:style-name="T15">Именованное</text:span><text:span text:style-name="T12"> задание </text:span><text:span text:style-name="T10">свойств</text:span><text:span text:style-name="T12">:</text:span></text:p>
                </table:table-cell>
                <table:covered-table-cell/>
              </table:table-row>
              <table:table-row>
                <table:table-cell table:style-name="Таблица1.A2" office:value-type="string">
                  <text:p text:style-name="P1">Название</text:p>
                </table:table-cell>
                <table:table-cell table:style-name="Таблица1.B2" office:value-type="string">
                  <text:p text:style-name="P1">Значение</text:p>
                </table:table-cell>
              </table:table-row>
              <table:table-row>
                <table:table-cell table:style-name="Таблица1.A3" office:value-type="string">
                  <text:p text:style-name="P5">Потенциал узла, В</text:p>
                </table:table-cell>
                <table:table-cell table:style-name="Таблица1.B3" office:value-type="string">
                  <text:p text:style-name="P1">[u<text:span text:style-name="T1">0</text:span>]</text:p>
                </table:table-cell>
              </table:table-row>
            </table:table>
            <text:p text:style-name="P1"><text:span text:style-name="T15">Примечани</text:span><text:span text:style-name="T8">я</text:span>:</text:p>
            <text:list xml:id="list3995359660451010886" text:style-name="L2">
              <text:list-item>
                <text:p text:style-name="P7"><text:span text:style-name="T7">Свойство блока может быть только </text:span><text:span text:style-name="T9">скалярным</text:span>.</text:p>
              </text:list-item>
              <text:list-item>
                <text:p text:style-name="P6"><text:span text:style-name="T1">Именованн</text:span>ое<text:span text:style-name="T1"> свойств</text:span>о<text:span text:style-name="T1"> </text:span>задается<text:span text:style-name="T1"> как </text:span><text:span text:style-name="T11">локальная</text:span><text:span text:style-name="T4"> </text:span><text:span text:style-name="T16">переменная</text:span><text:span text:style-name="T4"> модели (или субмодели) во вкладке </text:span><text:span text:style-name="T2">Параметры</text:span><text:span text:style-name="T4"> или как глобальны</text:span><text:span text:style-name="T16">й</text:span><text:span text:style-name="T4"> сигнал проекта при помощи пункта главного меню </text:span><text:span text:style-name="T2">Графика</text:span><text:span text:style-name="T4"> </text:span><text:span text:style-name="T5">→</text:span><text:span text:style-name="T6"> </text:span><text:span text:style-name="T3">Сигналы</text:span><text:span text:style-name="T4">.</text:span></text:p>
              </text:list-item>
            </text:list>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erif"/>
    <style:font-face style:name="Times New Roman3"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2" fo:font-size="14pt" style:font-name-asian="Times New Roman1" style:font-size-asian="12pt" style:font-name-complex="Times New Roman1"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2"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Узел электрический граничный</dc:title>
    <dc:date>2014-12-01T18:50:46.02</dc:date>
    <meta:generator>OpenOffice/4.1.1$Win32 OpenOffice.org_project/411m6$Build-9775</meta:generator>
    <meta:editing-duration>PT3H12M8S</meta:editing-duration>
    <meta:editing-cycles>81</meta:editing-cycles>
    <meta:document-statistic meta:table-count="2" meta:image-count="3" meta:object-count="3" meta:page-count="2" meta:paragraph-count="30" meta:word-count="190" meta:character-count="1382"/>
    <meta:user-defined meta:name="Поле 1"/>
    <meta:user-defined meta:name="Поле 2"/>
    <meta:user-defined meta:name="Поле 3"/>
    <meta:user-defined meta:name="Поле 4"/>
  </office:meta>
</office:document-meta>
</file>

<file path=Object 2/content.xml><?xml version="1.0" encoding="utf-8"?>
<math xmlns="http://www.w3.org/1998/Math/MathML">
  <semantics>
    <mrow>
      <msub>
        <mi>U</mi>
        <mi>i</mi>
      </msub>
      <mrow>
        <mrow>
          <mrow>
            <mo stretchy="false">(</mo>
            <mrow>
              <mi>t</mi>
            </mrow>
            <mo stretchy="false">)</mo>
          </mrow>
          <mo stretchy="false">⋅</mo>
          <mn>1</mn>
        </mrow>
        <mo stretchy="false">=</mo>
        <msub>
          <mi>U</mi>
          <mn>0</mn>
        </msub>
      </mrow>
    </mrow>
    <annotation encoding="StarMath 5.0">U_i(t) cdot 1 = U_0</annotation>
  </semantics>
</math>
</file>

<file path=Object 3/content.xml><?xml version="1.0" encoding="utf-8"?>
<math xmlns="http://www.w3.org/1998/Math/MathML">
  <semantics>
    <mrow>
      <msub>
        <mi>U</mi>
        <mi>i</mi>
      </msub>
      <mrow>
        <mo stretchy="false">(</mo>
        <mrow>
          <mi>t</mi>
        </mrow>
        <mo stretchy="false">)</mo>
      </mrow>
    </mrow>
    <annotation encoding="StarMath 5.0">U_i(t)</annotation>
  </semantics>
</math>
</file>

<file path=Object 4/content.xml><?xml version="1.0" encoding="utf-8"?>
<math xmlns="http://www.w3.org/1998/Math/MathML">
  <semantics>
    <mrow>
      <msub>
        <mi>U</mi>
        <mn>0</mn>
      </msub>
    </mrow>
    <annotation encoding="StarMath 5.0">U_0</annotation>
  </semantics>
</math>
</file>